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erriweather" svg:font-family="Merriweather, Georgia, Cambria, 'Times New Roman', Times, 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3215in" style:rel-column-width="463*"/>
    </style:style>
    <style:style style:name="Table1.B" style:family="table-column">
      <style:table-column-properties style:column-width="0.6889in" style:rel-column-width="992*"/>
    </style:style>
    <style:style style:name="Table1.C" style:family="table-column">
      <style:table-column-properties style:column-width="1.2236in" style:rel-column-width="1762*"/>
    </style:style>
    <style:style style:name="Table1.D" style:family="table-column">
      <style:table-column-properties style:column-width="1.0083in" style:rel-column-width="1452*"/>
    </style:style>
    <style:style style:name="Table1.E" style:family="table-column">
      <style:table-column-properties style:column-width="1.8417in" style:rel-column-width="2652*"/>
    </style:style>
    <style:style style:name="Table1.F" style:family="table-column">
      <style:table-column-properties style:column-width="1.841in" style:rel-column-width="2651*"/>
    </style:style>
    <style:style style:name="Table1.A1" style:family="table-cell">
      <style:table-cell-properties fo:padding="0in" fo:border="none" style:writing-mode="page"/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A11" style:family="table-cell">
      <style:table-cell-properties fo:background-color="#fff5ce" fo:padding="0in" fo:border="none" style:writing-mode="page">
        <style:background-image/>
      </style:table-cell-properties>
    </style:style>
    <style:style style:name="Table1.16" style:family="table-row">
      <style:table-row-properties style:min-row-height="0.4181in"/>
    </style:style>
    <style:style style:name="P1" style:family="paragraph" style:parent-style-name="Standard">
      <style:text-properties officeooo:paragraph-rsid="0043df4a"/>
    </style:style>
    <style:style style:name="P2" style:family="paragraph" style:parent-style-name="Standard">
      <style:text-properties officeooo:paragraph-rsid="0044a6b0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font-name="Liberation Serif"/>
    </style:style>
    <style:style style:name="P5" style:family="paragraph" style:parent-style-name="Table_20_Contents"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paragraph-rsid="000764e8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paragraph-rsid="0028c88c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paragraph-rsid="002e2961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paragraph-rsid="007239b8" style:font-size-asian="12pt" style:font-size-complex="12pt"/>
    </style:style>
    <style:style style:name="P11" style:family="paragraph" style:parent-style-name="Table_20_Contents">
      <style:text-properties style:font-name="Liberation Serif" fo:font-size="12pt" fo:background-color="#ffff00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paragraph-rsid="00568eb3" fo:background-color="#ffff00" style:font-size-asian="12pt" style:font-size-complex="12pt"/>
    </style:style>
    <style:style style:name="P13" style:family="paragraph" style:parent-style-name="Table_20_Contents">
      <style:text-properties fo:color="#c9211e" loext:opacity="100%" style:font-name="Liberation Serif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officeooo:rsid="0005565f"/>
    </style:style>
    <style:style style:name="T3" style:family="text">
      <style:text-properties officeooo:rsid="003125a4"/>
    </style:style>
    <style:style style:name="T4" style:family="text">
      <style:text-properties officeooo:rsid="0032a674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32a674"/>
    </style:style>
    <style:style style:name="T7" style:family="text">
      <style:text-properties officeooo:rsid="0043df4a"/>
    </style:style>
    <style:style style:name="T8" style:family="text">
      <style:text-properties officeooo:rsid="0044a6b0"/>
    </style:style>
    <style:style style:name="T9" style:family="text">
      <style:text-properties officeooo:rsid="004787aa"/>
    </style:style>
    <style:style style:name="T10" style:family="text">
      <style:text-properties officeooo:rsid="004bf78b"/>
    </style:style>
    <style:style style:name="T11" style:family="text">
      <style:text-properties officeooo:rsid="00639684"/>
    </style:style>
    <style:style style:name="T12" style:family="text">
      <style:text-properties fo:font-variant="normal" fo:text-transform="none" fo:color="#212121" loext:opacity="100%" style:font-name="Merriweather" fo:letter-spacing="normal" fo:font-style="normal" fo:font-weight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63968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ổng kết read count ở các dataset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274708313840">
          <table:table-cell table:style-name="Table1.A1" office:value-type="string">
            <text:p text:style-name="P6">No.</text:p>
          </table:table-cell>
          <table:table-cell table:style-name="Table1.A1" office:value-type="string">
            <text:p text:style-name="P6">Sequencing</text:p>
          </table:table-cell>
          <table:table-cell table:style-name="Table1.A1" office:value-type="string">
            <text:p text:style-name="P6">Dataset</text:p>
          </table:table-cell>
          <table:table-cell table:style-name="Table1.A1" office:value-type="string">
            <text:p text:style-name="P6">Organism</text:p>
          </table:table-cell>
          <table:table-cell table:style-name="Table1.A1" office:value-type="string">
            <text:p text:style-name="P6">Status </text:p>
          </table:table-cell>
          <table:table-cell table:style-name="Table1.A1" office:value-type="string">
            <text:p text:style-name="P6">Re-run status</text:p>
          </table:table-cell>
        </table:table-row>
        <table:table-row table:style-name="TableLine94274708313840">
          <table:table-cell table:style-name="Table1.A1" office:value-type="string">
            <text:p text:style-name="P5">1</text:p>
          </table:table-cell>
          <table:table-cell table:style-name="Table1.A1" table:number-rows-spanned="9" office:value-type="string">
            <text:p text:style-name="P6">Paired-end </text:p>
          </table:table-cell>
          <table:table-cell table:style-name="Table1.A1" office:value-type="string">
            <text:p text:style-name="P5">TT-seq1 </text:p>
          </table:table-cell>
          <table:table-cell table:style-name="Table1.A1" office:value-type="string">
            <text:p text:style-name="P5">Hg19 – mm10</text:p>
          </table:table-cell>
          <table:table-cell table:style-name="Table1.A1" office:value-type="string">
            <text:p text:style-name="P5">Seems ok</text:p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2</text:p>
          </table:table-cell>
          <table:covered-table-cell/>
          <table:table-cell table:style-name="Table1.A1" office:value-type="string">
            <text:p text:style-name="P13">TT-seq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3</text:p>
          </table:table-cell>
          <table:covered-table-cell/>
          <table:table-cell table:style-name="Table1.A1" office:value-type="string">
            <text:p text:style-name="P5">TT-seq3</text:p>
          </table:table-cell>
          <table:table-cell table:style-name="Table1.A1" office:value-type="string">
            <text:p text:style-name="P5">Hg19-dm6</text:p>
          </table:table-cell>
          <table:table-cell table:style-name="Table1.A1" office:value-type="string">
            <text:p text:style-name="P5">Seems ok</text:p>
            <text:p text:style-name="P5">Need check:</text:p>
            <text:p text:style-name="P3"><text:span text:style-name="T1">THP-1_sgSCR_CDK9i_2_hours_replicate_2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4</text:p>
          </table:table-cell>
          <table:covered-table-cell/>
          <table:table-cell table:style-name="Table1.A1" office:value-type="string">
            <text:p text:style-name="P13">TT-seq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5</text:p>
          </table:table-cell>
          <table:covered-table-cell/>
          <table:table-cell table:style-name="Table1.A1" office:value-type="string">
            <text:p text:style-name="P5">Pol2_1 </text:p>
          </table:table-cell>
          <table:table-cell table:style-name="Table1.A1" office:value-type="string">
            <text:p text:style-name="P7">Hg19 – mm10</text:p>
          </table:table-cell>
          <table:table-cell table:style-name="Table1.A1" office:value-type="string">
            <text:p text:style-name="P5">Seems ok</text:p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6</text:p>
          </table:table-cell>
          <table:covered-table-cell/>
          <table:table-cell table:style-name="Table1.A1" office:value-type="string">
            <text:p text:style-name="P5">Pol2_3</text:p>
          </table:table-cell>
          <table:table-cell table:style-name="Table1.A1" office:value-type="string">
            <text:p text:style-name="P7">Hg19 – mm10</text:p>
          </table:table-cell>
          <table:table-cell table:style-name="Table1.A1" office:value-type="string">
            <text:p text:style-name="P5">Seems ok</text:p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7</text:p>
          </table:table-cell>
          <table:covered-table-cell/>
          <table:table-cell table:style-name="Table1.A1" office:value-type="string">
            <text:p text:style-name="P13">Pol2_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274708313840">
          <table:table-cell table:style-name="Table1.A1" office:value-type="string">
            <text:p text:style-name="P5">8</text:p>
          </table:table-cell>
          <table:covered-table-cell/>
          <table:table-cell table:style-name="Table1.A1" office:value-type="string">
            <text:p text:style-name="P5">H2AK119ub1</text:p>
          </table:table-cell>
          <table:table-cell table:style-name="Table1.A1" office:value-type="string">
            <text:p text:style-name="P5">Mouse_fly</text:p>
          </table:table-cell>
          <table:table-cell table:style-name="Table1.A1" office:value-type="string">
            <text:p text:style-name="P11">Need check</text:p>
            <text:p text:style-name="P11">Fly mito =0</text:p>
            <text:p text:style-name="P11">Mouse mito =0</text:p>
          </table:table-cell>
          <table:table-cell table:style-name="Table1.A1" office:value-type="string">
            <text:p text:style-name="P11">Chỉnh từa lưa rồi <text:span text:style-name="T10">(đối MT thành chrM, chọn đúng gtf file, -i gene_id)</text:span>, đã chạy ổn --&gt;kq có 4 sample count mouse mito bằng 0 </text:p>
            <text:p text:style-name="P11"/>
          </table:table-cell>
        </table:table-row>
        <table:table-row table:style-name="TableLine94274708313840">
          <table:table-cell table:style-name="Table1.A1" office:value-type="string">
            <text:p text:style-name="P5">9</text:p>
          </table:table-cell>
          <table:covered-table-cell/>
          <table:table-cell table:style-name="Table1.A1" office:value-type="string">
            <text:p text:style-name="P5">Pol2_Pol2_Ser2_Cdk9</text:p>
          </table:table-cell>
          <table:table-cell table:style-name="Table1.A1" office:value-type="string">
            <text:p text:style-name="P8">Human_fly</text:p>
          </table:table-cell>
          <table:table-cell table:style-name="Table1.A1" office:value-type="string">
            <text:p text:style-name="P11">Need check</text:p>
            <text:p text:style-name="P11">Fly mito =0</text:p>
          </table:table-cell>
          <table:table-cell table:style-name="Table1.A1" office:value-type="string">
            <text:p text:style-name="P11">Đang chạy-→ xong → có một số sample count trên fly mito ko có read nào</text:p>
            <text:p text:style-name="P11"/>
            <text:p text:style-name="P11"/>
            <text:p text:style-name="P11">THP-1_sgSCR_CDK9i_RNAPII_CTD4H8</text:p>
            <text:p text:style-name="P11"/>
            <text:p text:style-name="P11">THP-1_sgSCR_DMSO_RNAPII_CTD4H8</text:p>
            <text:p text:style-name="P11"/>
            <text:p text:style-name="P11">THP-1_sgSCR_DMSO_RNAPII_CTD4H8</text:p>
            <text:p text:style-name="P11"/>
            <text:p text:style-name="P11">THP-1_sgSCR_DMSO_RNAPII_phospho-CTD_Ser2</text:p>
          </table:table-cell>
        </table:table-row>
        <table:table-row table:style-name="Table1.11">
          <table:table-cell table:style-name="Table1.A11" office:value-type="string">
            <text:p text:style-name="P11"/>
          </table:table-cell>
          <table:table-cell table:style-name="Table1.A11" office:value-type="string">
            <text:p text:style-name="P11"/>
          </table:table-cell>
          <table:table-cell table:style-name="Table1.A11" office:value-type="string">
            <text:p text:style-name="P11"/>
          </table:table-cell>
          <table:table-cell table:style-name="Table1.A11" office:value-type="string">
            <text:p text:style-name="P11"/>
          </table:table-cell>
          <table:table-cell table:style-name="Table1.A11" office:value-type="string">
            <text:p text:style-name="P11"/>
          </table:table-cell>
          <table:table-cell table:style-name="Table1.A11" office:value-type="string">
            <text:p text:style-name="P11"/>
          </table:table-cell>
        </table:table-row>
        <table:table-row table:style-name="TableLine94274708313840">
          <table:table-cell table:style-name="Table1.A1" office:value-type="string">
            <text:p text:style-name="P5">1</text:p>
          </table:table-cell>
          <table:table-cell table:style-name="Table1.A1" table:number-rows-spanned="5" office:value-type="string">
            <text:p text:style-name="P5"/>
            <text:p text:style-name="P6">Single-end</text:p>
          </table:table-cell>
          <table:table-cell table:style-name="Table1.A1" office:value-type="string">
            <text:p text:style-name="P5">Pol2_2</text:p>
          </table:table-cell>
          <table:table-cell table:style-name="Table1.A1" office:value-type="string">
            <text:p text:style-name="P5">Hg19-mm10</text:p>
          </table:table-cell>
          <table:table-cell table:style-name="Table1.A1" office:value-type="string">
            <text:p text:style-name="P5">Need check</text:p>
            <text:p text:style-name="P9">Mouse mito =0</text:p>
          </table:table-cell>
          <table:table-cell table:style-name="Table1.A1" office:value-type="string">
            <text:p text:style-name="P4"><text:span text:style-name="T13">Bỏ dataset này ra ko làm các read ở MT và chrM chromosome có low quality mapping </text:span><text:span text:style-name="T14">(bằng 0) ở tất cả các sample → ko hiểu vì sao → Đây là bài ko tìm được paper, chỉ có </text:span><text:soft-page-break/><text:span text:style-name="T14">title </text:span><text:span text:style-name="T12">Biliary stone ileus</text:span></text:p>
            <text:p text:style-name="P13">→ bỏ ko làm nữa</text:p>
          </table:table-cell>
        </table:table-row>
        <table:table-row table:style-name="TableLine94274708313840">
          <table:table-cell table:style-name="Table1.A1" office:value-type="string">
            <text:p text:style-name="P5">2</text:p>
          </table:table-cell>
          <table:covered-table-cell/>
          <table:table-cell table:style-name="Table1.A1" office:value-type="string">
            <text:p text:style-name="P5">Pol2_4</text:p>
          </table:table-cell>
          <table:table-cell table:style-name="Table1.A1" office:value-type="string">
            <text:p text:style-name="P5">Hg19 – mm10</text:p>
          </table:table-cell>
          <table:table-cell table:style-name="Table1.A1" office:value-type="string">
            <text:p text:style-name="P5">Need check:</text:p>
            <text:p text:style-name="P5">Có count cho mouse mito nhưng ko có cho các chromosome còn lại</text:p>
          </table:table-cell>
          <table:table-cell table:style-name="Table1.A1" office:value-type="string">
            <text:p text:style-name="P10">Đã sửa, đang chạy→ kết quả có vẻ ok</text:p>
          </table:table-cell>
        </table:table-row>
        <table:table-row table:style-name="TableLine94274708313840">
          <table:table-cell table:style-name="Table1.A1" office:value-type="string">
            <text:p text:style-name="P5">3</text:p>
          </table:table-cell>
          <table:covered-table-cell/>
          <table:table-cell table:style-name="Table1.A1" office:value-type="string">
            <text:p text:style-name="P5">TT-seq4</text:p>
          </table:table-cell>
          <table:table-cell table:style-name="Table1.A1" office:value-type="string">
            <text:p text:style-name="P5">Hg19 – mm10</text:p>
          </table:table-cell>
          <table:table-cell table:style-name="Table1.A1" office:value-type="string">
            <text:p text:style-name="P5">Need check:</text:p>
            <text:p text:style-name="P5">Why all mouse count=0 and no infor for mouse mito<text:span text:style-name="T2">chondria</text:span></text:p>
          </table:table-cell>
          <table:table-cell table:style-name="Table1.A1" office:value-type="string">
            <text:p text:style-name="P5">Đã sửa, đang chạy </text:p>
          </table:table-cell>
        </table:table-row>
        <table:table-row table:style-name="TableLine94274708313840">
          <table:table-cell table:style-name="Table1.A1" office:value-type="string">
            <text:p text:style-name="P5">4</text:p>
          </table:table-cell>
          <table:covered-table-cell/>
          <table:table-cell table:style-name="Table1.A1" office:value-type="string">
            <text:p text:style-name="P5">H3K27me3</text:p>
          </table:table-cell>
          <table:table-cell table:style-name="Table1.A1" office:value-type="string">
            <text:p text:style-name="P5">Human_fly</text:p>
          </table:table-cell>
          <table:table-cell table:style-name="Table1.A1" office:value-type="string">
            <text:p text:style-name="P11">Need check</text:p>
            <text:p text:style-name="P11">Fly mito =0</text:p>
          </table:table-cell>
          <table:table-cell table:style-name="Table1.A1" office:value-type="string">
            <text:p text:style-name="P12">Đang chạy, vẫn trên rmdup → xong</text:p>
          </table:table-cell>
        </table:table-row>
        <table:table-row table:style-name="Table1.16">
          <table:table-cell table:style-name="Table1.A1" office:value-type="string">
            <text:p text:style-name="P5">5 </text:p>
          </table:table-cell>
          <table:covered-table-cell/>
          <table:table-cell table:style-name="Table1.A1" office:value-type="string">
            <text:p text:style-name="P5">H3K79me2</text:p>
          </table:table-cell>
          <table:table-cell table:style-name="Table1.A1" office:value-type="string">
            <text:p text:style-name="P5">Human_fly</text:p>
          </table:table-cell>
          <table:table-cell table:style-name="Table1.A1" office:value-type="string">
            <text:p text:style-name="P11">Need check</text:p>
            <text:p text:style-name="P11">Fly mito =0</text:p>
          </table:table-cell>
          <table:table-cell table:style-name="Table1.A1" office:value-type="string">
            <text:p text:style-name="P11">Đang chạy, vẫn trên rmdup → xong</text:p>
          </table:table-cell>
        </table:table-row>
      </table:table>
      <text:p text:style-name="Standard"/>
      <text:p text:style-name="Standard">Nhận xét:</text:p>
      <text:p text:style-name="Standard">- Những sample có fly thì bị fly mito <text:span text:style-name="T3">= 0 → check lại file gtf thì do dùng</text:span></text:p>
      <text:p text:style-name="Standard"><text:tab/><text:span text:style-name="T4">+Drosophila_melanogaster.BDGP6.32.104.gtf nên ko gọi được →cần chạy lại và đổi sang file dm6.new.gtf hoặc </text:span><text:span text:style-name="T6">dm6.new2.gtf</text:span><text:span text:style-name="T4"> vì 2 file này y như nhau </text:span></text:p>
      <text:p text:style-name="Standard">-Những sample có mouse count bằng 0 → check lại thì thấy ko khớp giữa gtf và chromosome name trong bam file → theo pipeline, nếu dùng gtf file là <text:span text:style-name="T5">Mus_musculus.GRCm39.104.gtf</text:span> thì ko cần đổi tên chromosome name </text:p>
      <text:p text:style-name="Standard"/>
      <text:p text:style-name="Standard">-Lệnh sed đổi chromosome name trong bam file:</text:p>
      <text:p text:style-name="Standard">sed -e '/^@SQ/s/SN\:/SN\:chr/' -e '/^[^@]/s/\t/\tchr/2'</text:p>
      <text:p text:style-name="Standard"/>
      <text:p text:style-name="Standard">Ý nghĩa:</text:p>
      <text:p text:style-name="Standard">-e: có thể thay thế nhiều lần </text:p>
      <text:p text:style-name="P1">-/^@SQ/s/SN\:/SN\:chr/: tìm từ đầu dòng, chỗ nào có <text:span text:style-name="T7">@SQ, theo sau là space, tiếp theo là SN: thì sẽ thay bằng SN:chr. Như vậy nếu ta có SN:chr10 thì nó sẽ thành SN:chrchr10 → không đúng ý định. Tương tự, SN:MT sẽ thành SN:chrMT. </text:span></text:p>
      <text:p text:style-name="P2">-'/^[^@]/s/\t/\tchr/2': tìm dòng ko bắt đầu với <text:span text:style-name="T8">@, sau đó thay thế tab thứ 2 bằng tab+chr </text:span><text:span text:style-name="T9">(cái này là do chromosome name nằm ở tab 2 này, ta muốn 2 thành chr2) → ko đúng ý ta muốn là đổi riêng cho MT thành chrM </text:span>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erriweather" svg:font-family="Merriweather, Georgia, Cambria, 'Times New Roman', Times, 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3:10:17.752592196</meta:creation-date>
    <meta:generator>LibreOffice/7.1.7.2$Linux_X86_64 LibreOffice_project/10$Build-2</meta:generator>
    <dc:date>2022-03-01T10:06:46.309974156</dc:date>
    <meta:editing-duration>P4DT20H45M47S</meta:editing-duration>
    <meta:editing-cycles>60</meta:editing-cycles>
    <meta:document-statistic meta:table-count="1" meta:image-count="0" meta:object-count="0" meta:page-count="2" meta:paragraph-count="91" meta:word-count="441" meta:character-count="2342" meta:non-whitespace-character-count="1975"/>
  </office:meta>
</office:document-meta>
</file>